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82" calcext:value-type="float">
            <text:p>1382</text:p>
          </table:table-cell>
          <table:table-cell table:style-name="ce7" table:formula="of:=COUNTIF([.B7:.B999998];&quot;X&quot;)" office:value-type="float" office:value="1196" calcext:value-type="float">
            <text:p>1196</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1" calcext:value-type="float">
            <text:p>91</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1" calcext:value-type="float">
            <text:p>161</text:p>
          </table:table-cell>
          <table:table-cell table:style-name="ce25" table:formula="of:=SUM([.B2:.F2])" office:value-type="float" office:value="1471" calcext:value-type="float">
            <text:p>147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29">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24">00/00/0000</text:date>, <text:time style:data-style-name="N2" text:time-value="22:04:27.056344996">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24T22:14:52.667161547</dc:date>
    <meta:editing-duration>P1DT11H58M1S</meta:editing-duration>
    <meta:editing-cycles>1370</meta:editing-cycles>
    <meta:document-statistic meta:table-count="1" meta:cell-count="8344" meta:object-count="0"/>
  </office:meta>
</office:document-meta>
</file>